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2124db" officeooo:paragraph-rsid="002124db"/>
    </style:style>
    <style:style style:name="P2" style:family="paragraph" style:parent-style-name="Standard">
      <style:text-properties officeooo:rsid="00220d39" officeooo:paragraph-rsid="00220d39"/>
    </style:style>
    <style:style style:name="T1" style:family="text">
      <style:text-properties officeooo:rsid="00220d39"/>
    </style:style>
    <style:style style:name="T2" style:family="text">
      <style:text-properties officeooo:rsid="0022a854"/>
    </style:style>
    <style:style style:name="T3" style:family="text">
      <style:text-properties officeooo:rsid="002323d4"/>
    </style:style>
    <style:style style:name="T4" style:family="text">
      <style:text-properties officeooo:rsid="0024576d"/>
    </style:style>
    <style:style style:name="T5" style:family="text">
      <style:text-properties officeooo:rsid="00257f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cípios: </text:p>
      <text:p text:style-name="P1"/>
      <text:p text:style-name="P1"><text:span text:style-name="T1">1. </text:span>Encapsule o que varia: <text:span text:style-name="T5">devemos identificar comportamentos mutáveis de imutáveis e separá-los, para que possamos encapsular aqueles que são mutáveis e evitaríamos uma série de consequências, e assim poderíamos alterar e estender este comportamento mutável de uma forma que não iria afetar os imutáveis, e tornaria nossos sistemas mais fléxiveis</text:span>;</text:p>
      <text:p text:style-name="P1"/>
      <text:p text:style-name="P1"><text:span text:style-name="T1">2. </text:span>D<text:span text:style-name="T1">ar</text:span> prioridade à composição e não para heranças: <text:span text:style-name="T4">pois quando se usa composição temos mais flexibilidade e também nos permite encapsular uma certa família de algoritmo no próprio conjunto de classe, nos permite alterar o comportamento em tempo de execução com a condição de que o objeto que é utilizado, esteja implementando a interface de comportamento certo</text:span>;</text:p>
      <text:p text:style-name="P1"/>
      <text:p text:style-name="P1"><text:span text:style-name="T1">3. </text:span>Programe para interfaces e não para implementações: <text:span text:style-name="T4">é um princípio que nos ajuda a manter a flexibilidade no conjunto de classes, explora o polimorfismo programando para um supertipo de modo que o objeto de tempo de execução não fique preso no código, só assim poderíamos representar comportamentos desejados </text:span>;</text:p>
      <text:p text:style-name="P1"/>
      <text:p text:style-name="P1"><text:span text:style-name="T5">4. </text:span>Buscar designs levemente ligados entre objetos que interagem:<text:span text:style-name="T3"> projetos levemente ligados podem permitir construir sistemas OO flexíveis e bem eficientes, que podem lidar com mudanças pois minimizam a interdependência entre os objetos envolvidos</text:span>;</text:p>
      <text:p text:style-name="P1"/>
      <text:p text:style-name="P1"/>
      <text:p text:style-name="P1"><text:span text:style-name="T5">5. </text:span>As classes devem estar abertas para a extensão, mas fechadas para a modificação: <text:span text:style-name="T4">toda classe poderia ser aberto para ser estendida por outras classes e devem ser fechado para evitar modificações causando perda de dados e violações de princípos</text:span>;</text:p>
      <text:p text:style-name="P2"/>
      <text:p text:style-name="P2"><text:span text:style-name="T5">6</text:span>. Depender de abstrações e não de classes concretas: <text:span text:style-name="T2">é o Princípio da Inversão da Dependência, ele <text:s/>sugere que nossos componentes de “alto nível” não dependam de nossos componentes de “nível inferior”, os dois devem depender de abstrações, um componente de alto nível, seria basicamente uma classe com um comportamento definido em termos de outros componentes de baixo nível inferior, mas que devem ser interligados por meio abstrato; </text:span></text:p>
      <text:p text:style-name="P2"/>
      <text:p text:style-name="P2"><text:span text:style-name="T5">7</text:span>. Princípio do mínimo conhecimento, só falar com os amigos mais próximos: é basicamente <text:span text:style-name="T5">sermos impedidos</text:span> <text:span text:style-name="T5">de </text:span>criarmos projetos com um grande números de classes interconectadas, que quando alterarmos algo pode atingir outros que não tem nada a ve<text:span text:style-name="T5">r</text:span> com o que fez ou faz, tornando <text:span text:style-name="T5">assim </text:span>o projeto imcompree<text:span text:style-name="T5">n</text:span>sível quando depende de muitas classes, se revelando como um sistema frágil e vulnerável, <text:span text:style-name="T5">que atributos que devem ser evitados para o bom funcionamento</text:span>.</text:p>
      <text:p text:style-name="P2"><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5:33:23.585786653</meta:creation-date>
    <meta:generator>LibreOffice/5.4.0.3$Linux_X86_64 LibreOffice_project/40m0$Build-3</meta:generator>
    <dc:date>2017-09-14T18:39:51.949931702</dc:date>
    <meta:editing-duration>PT32M39S</meta:editing-duration>
    <meta:editing-cycles>3</meta:editing-cycles>
    <meta:document-statistic meta:table-count="0" meta:image-count="0" meta:object-count="0" meta:page-count="1" meta:paragraph-count="9" meta:word-count="375" meta:character-count="2422" meta:non-whitespace-character-count="2051"/>
  </office:meta>
</office:document-meta>
</file>